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902in"/>
    </style:style>
    <style:style style:name="co2" style:family="table-column">
      <style:table-column-properties fo:break-before="auto" style:column-width="11.890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3445in" fo:break-before="auto" style:use-optimal-row-height="true"/>
    </style:style>
    <style:style style:name="ro2" style:family="table-row">
      <style:table-row-properties style:row-height="0.26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fo:font-size="10pt" style:font-size-asian="13pt" style:font-size-complex="13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size-asian="13pt" style:font-size-complex="13pt"/>
    </style:style>
    <style:style style:name="T1" style:family="text">
      <style:text-properties style:font-size-asian="13pt" style:font-size-complex="13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<text:s/>Elements</text:p>
          </table:table-cell>
          <table:table-cell table:style-name="ce1" office:value-type="string">
            <text:p>Events related to events</text:p>
          </table:table-cell>
        </table:table-row>
        <table:table-row table:style-name="ro2">
          <table:table-cell table:style-name="ce2"/>
          <table:table-cell/>
        </table:table-row>
        <table:table-row table:style-name="ro3">
          <table:table-cell table:style-name="ce3" office:value-type="string">
            <text:p>Button</text:p>
          </table:table-cell>
          <table:table-cell table:style-name="ce4" office:value-type="string">
            <text:p><text:span text:style-name="T1">onblur, onclick, ondblclick, onfocus, onmouseup, onmousedown,onmouseover, onmouseout.onmousemove, onactivate, onbeforeactivate,ondeactivate,onbeforedeactivate, onhelp</text:span></text:p>
          </table:table-cell>
        </table:table-row>
        <table:table-row table:style-name="ro4">
          <table:table-cell table:style-name="ce3" office:value-type="string">
            <text:p>text and textarea</text:p>
          </table:table-cell>
          <table:table-cell table:style-name="ce5" office:value-type="string">
            <text:p>onblur, onchange, onclick, ondblclick, onfocus, onkeydown, onkeypress, onkeyup, onselect,onactivate, onbeforeactivate,oncut, oncopy, onpaste,onbeforecopy,onbeforecut,onbeforepaste,onhelp</text:p>
          </table:table-cell>
        </table:table-row>
        <table:table-row table:style-name="ro3">
          <table:table-cell table:style-name="ce3" office:value-type="string">
            <text:p>Radio</text:p>
          </table:table-cell>
          <table:table-cell table:style-name="ce3" office:value-type="string">
            <text:p>onclick, ondblclick, onactivate, onbeforeactivate, onhelp</text:p>
          </table:table-cell>
        </table:table-row>
        <table:table-row table:style-name="ro3">
          <table:table-cell table:style-name="ce3" office:value-type="string">
            <text:p>Checkbox</text:p>
          </table:table-cell>
          <table:table-cell table:style-name="ce3" office:value-type="string">
            <text:p>onclick, ondblclick, onactivate, onbeforeactivate, onhelp</text:p>
          </table:table-cell>
        </table:table-row>
        <table:table-row table:style-name="ro3">
          <table:table-cell table:style-name="ce3" office:value-type="string">
            <text:p>Select</text:p>
          </table:table-cell>
          <table:table-cell table:style-name="ce3" office:value-type="string">
            <text:p>onblur, onchange,onclick, ondblclick, onfocus,onactivate, onbeforeactivate, onhelp</text:p>
          </table:table-cell>
        </table:table-row>
        <table:table-row table:style-name="ro3">
          <table:table-cell table:style-name="ce3" office:value-type="string">
            <text:p>image</text:p>
          </table:table-cell>
          <table:table-cell office:value-type="string">
            <text:p>onblur, onclick, ondblclick<text:span text:style-name="T1">, onmouseup, onmousedown,onmouseover, onmouseout.onmousemove, onabort, onactivate, onbeforeactivate, onhelp, onresize</text:span>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>
            <text:p>xxxxxxxxxxxxxxxxxxxxxxxxxxxxxxxxxxxxxxxxxxxxxxxxxxxxxxxxxxxxxxxxxxxxxxxxxxxxxxxxxxxxxxxxxxxxxxxxxxxxxxxxxxxxxxxxxxxxxxxxxxxxxxxxxxxxxxxxxxxxxxxxxxxxxxxxxxxxxxxxxxxxxxxxxxxxxxxxxxxxxxxxxxxxxxxxxx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onblur</text:p>
          </table:table-cell>
          <table:table-cell table:style-name="ce6" office:value-type="string">
            <text:p>Occurs when an element loses focus, meaning that the user has activated another element, typically either by clicking the other element <text:s/>or tabbing to it.</text:p>
          </table:table-cell>
        </table:table-row>
        <table:table-row table:style-name="ro3">
          <table:table-cell office:value-type="string">
            <text:p>onclick</text:p>
          </table:table-cell>
          <table:table-cell office:value-type="string">
            <text:p>Indicates that the element has been clicked.</text:p>
          </table:table-cell>
        </table:table-row>
        <table:table-row table:style-name="ro3">
          <table:table-cell office:value-type="string">
            <text:p>ondblclick</text:p>
          </table:table-cell>
          <table:table-cell table:style-name="ce5" office:value-type="string">
            <text:p>Indicates that the element has been double-clicked.</text:p>
          </table:table-cell>
        </table:table-row>
        <table:table-row table:style-name="ro3">
          <table:table-cell office:value-type="string">
            <text:p>onfocus</text:p>
          </table:table-cell>
          <table:table-cell office:value-type="string">
            <text:p>Indicates that the element has received focus; in other words, it has been selected by the user for manipulation or data entry.</text:p>
          </table:table-cell>
        </table:table-row>
        <table:table-row table:style-name="ro3">
          <table:table-cell office:value-type="string">
            <text:p>onmousedown</text:p>
          </table:table-cell>
          <table:table-cell table:style-name="ce5" office:value-type="string">
            <text:p>Indicates the release of a mouse button with focus on the element.</text:p>
          </table:table-cell>
        </table:table-row>
        <table:table-row table:style-name="ro3">
          <table:table-cell office:value-type="string">
            <text:p>onmouseover</text:p>
          </table:table-cell>
          <table:table-cell office:value-type="string">
            <text:p>Indicates that the mouse has moved over the element.</text:p>
          </table:table-cell>
        </table:table-row>
        <table:table-row table:style-name="ro3">
          <table:table-cell office:value-type="string">
            <text:p>onmouseout</text:p>
          </table:table-cell>
          <table:table-cell office:value-type="string">
            <text:p>Indicates that the mouse has moved away from an element (i.e., is no longer above the element).</text:p>
          </table:table-cell>
        </table:table-row>
        <table:table-row table:style-name="ro3">
          <table:table-cell office:value-type="string">
            <text:p>onmousemove</text:p>
          </table:table-cell>
          <table:table-cell office:value-type="string">
            <text:p>Indicates that the mouse has moved while over the element.</text:p>
          </table:table-cell>
        </table:table-row>
        <table:table-row table:style-name="ro3">
          <table:table-cell office:value-type="string">
            <text:p>onmouseup</text:p>
          </table:table-cell>
          <table:table-cell office:value-type="string">
            <text:p>Indicates the release of a mouse button with focus on the element.</text:p>
          </table:table-cell>
        </table:table-row>
        <table:table-row table:style-name="ro3">
          <table:table-cell office:value-type="string">
            <text:p>onactivate</text:p>
          </table:table-cell>
          <table:table-cell office:value-type="string">
            <text:p>Fires when the element becomes the active element, that is, the element that will have focus when its parent frame or window has focus.</text:p>
          </table:table-cell>
        </table:table-row>
        <table:table-row table:style-name="ro3">
          <table:table-cell office:value-type="string">
            <text:p>ondeactivate</text:p>
          </table:table-cell>
          <table:table-cell office:value-type="string">
            <text:p>fires when the element becomes the deactive element, that is, the element that will lost focus when its parent frame or window has lost focus.</text:p>
          </table:table-cell>
        </table:table-row>
        <table:table-row table:style-name="ro3">
          <table:table-cell office:value-type="string">
            <text:p>onbeforedeactivate</text:p>
          </table:table-cell>
          <table:table-cell table:style-name="ce5" office:value-type="string">
            <text:p>Fires just before the active element changes from the current element to some other.</text:p>
          </table:table-cell>
        </table:table-row>
        <table:table-row table:style-name="ro3">
          <table:table-cell office:value-type="string">
            <text:p>onhelp</text:p>
          </table:table-cell>
          <table:table-cell office:value-type="string">
            <text:p>Triggered when the user presses the F1 key </text:p>
          </table:table-cell>
        </table:table-row>
        <table:table-row table:style-name="ro3">
          <table:table-cell office:value-type="string">
            <text:p>onchange</text:p>
          </table:table-cell>
          <table:table-cell office:value-type="string">
            <text:p>Signals that the form field has lost user focus and its value has been modified during this last access.</text:p>
          </table:table-cell>
        </table:table-row>
        <table:table-row table:style-name="ro3">
          <table:table-cell office:value-type="string">
            <text:p>onkeydown</text:p>
          </table:table-cell>
          <table:table-cell office:value-type="string">
            <text:p>Indicates that a key is being pressed down with focus on the element.</text:p>
          </table:table-cell>
        </table:table-row>
        <table:table-row table:style-name="ro3">
          <table:table-cell office:value-type="string">
            <text:p>onkeypress</text:p>
          </table:table-cell>
          <table:table-cell office:value-type="string">
            <text:p>Indicates that a key has been pressed and released with focus on the element.</text:p>
          </table:table-cell>
        </table:table-row>
        <table:table-row table:style-name="ro3">
          <table:table-cell office:value-type="string">
            <text:p>onkeyup</text:p>
          </table:table-cell>
          <table:table-cell office:value-type="string">
            <text:p>Indicates that a key is being released with focus on the element.</text:p>
          </table:table-cell>
        </table:table-row>
        <table:table-row table:style-name="ro3">
          <table:table-cell office:value-type="string">
            <text:p>onselect</text:p>
          </table:table-cell>
          <table:table-cell office:value-type="string">
            <text:p>Indicates the selection of text by the user, typically by highlighting it with the mouse.</text:p>
          </table:table-cell>
        </table:table-row>
        <table:table-row table:style-name="ro3">
          <table:table-cell office:value-type="string">
            <text:p>oncut</text:p>
          </table:table-cell>
          <table:table-cell office:value-type="string">
            <text:p>Fires when selected content is cut from the document and added to system clipboard.</text:p>
          </table:table-cell>
        </table:table-row>
        <table:table-row table:style-name="ro3">
          <table:table-cell office:value-type="string">
            <text:p>oncopy</text:p>
          </table:table-cell>
          <table:table-cell office:value-type="string">
            <text:p>Fires on target when selected content is copied from the document to the clipboard.</text:p>
          </table:table-cell>
        </table:table-row>
        <table:table-row table:style-name="ro3">
          <table:table-cell office:value-type="string">
            <text:p>onpaste</text:p>
          </table:table-cell>
          <table:table-cell office:value-type="string">
            <text:p>Fires when content is pasted into the document.</text:p>
          </table:table-cell>
        </table:table-row>
        <table:table-row table:style-name="ro3">
          <table:table-cell office:value-type="string">
            <text:p>onbeforecopy</text:p>
          </table:table-cell>
          <table:table-cell office:value-type="string">
            <text:p>Fires just before selected content is copied and placed in the user's system clipboard.</text:p>
          </table:table-cell>
        </table:table-row>
        <table:table-row table:style-name="ro3">
          <table:table-cell office:value-type="string">
            <text:p>onbeforecut</text:p>
          </table:table-cell>
          <table:table-cell office:value-type="string">
            <text:p>Fires just before selected content is cut from the document and added to the system clipboard.</text:p>
          </table:table-cell>
        </table:table-row>
        <table:table-row table:style-name="ro3">
          <table:table-cell office:value-type="string">
            <text:p>onbeforepaste</text:p>
          </table:table-cell>
          <table:table-cell office:value-type="string">
            <text:p>Fires before selected content is pasted into a document.</text:p>
          </table:table-cell>
        </table:table-row>
        <table:table-row table:style-name="ro3">
          <table:table-cell office:value-type="string">
            <text:p>onabort</text:p>
          </table:table-cell>
          <table:table-cell office:value-type="string">
            <text:p>Triggered by the user aborting the image load via the Stop button or similar mechanism.</text:p>
          </table:table-cell>
        </table:table-row>
        <table:table-row table:style-name="ro3">
          <table:table-cell office:value-type="string">
            <text:p>onresize</text:p>
          </table:table-cell>
          <table:table-cell office:value-type="string">
            <text:p>Triggered whenever an object is resized. 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11/28/2011</text:date>, <text:time>13:3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20 </meta:initial-creator>
    <meta:creation-date>2011-11-28T12:15:22</meta:creation-date>
    <dc:date>2011-11-28T13:39:34</dc:date>
    <dc:creator>Admin20 </dc:creator>
    <meta:editing-duration>PT1H3M50S</meta:editing-duration>
    <meta:editing-cycles>10</meta:editing-cycles>
    <meta:generator>LibreOffice/3.3$Linux LibreOffice_project/330m19$Build-401</meta:generator>
    <meta:document-statistic meta:table-count="3" meta:cell-count="69" meta:object-count="0"/>
  </office:meta>
</office:document-meta>
</file>